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opacity="50%" draw:opacity-name="" fo:min-height="1.952cm" draw:shadow="hidden" draw:shadow-offset-x="0.141cm" draw:shadow-offset-y="-0.141cm"/>
    </style:style>
    <style:style style:name="gr2" style:family="graphic" style:parent-style-name="standard">
      <style:graphic-properties draw:stroke="none" svg:stroke-color="#000000" draw:fill="none" draw:fill-color="#ffffff" draw:opacity="50%" draw:opacity-name="" fo:min-height="2.247cm" draw:shadow="hidden" draw:shadow-offset-x="0.141cm" draw:shadow-offset-y="-0.141cm"/>
    </style:style>
    <style:style style:name="gr3" style:family="graphic" style:parent-style-name="standard">
      <style:graphic-properties draw:stroke="none" svg:stroke-color="#000000" draw:fill="none" draw:fill-color="#ffffff" draw:opacity="50%" draw:opacity-name="" fo:min-height="1.874cm" draw:shadow="hidden" draw:shadow-offset-x="0.141cm" draw:shadow-offset-y="-0.141cm"/>
    </style:style>
    <style:style style:name="gr4" style:family="graphic" style:parent-style-name="standard">
      <style:graphic-properties draw:stroke="none" svg:stroke-color="#000000" draw:fill="none" draw:fill-color="#ffffff" draw:opacity="50%" draw:opacity-name="" fo:min-height="2.423cm" draw:shadow="hidden" draw:shadow-offset-x="0.141cm" draw:shadow-offset-y="-0.141cm"/>
    </style:style>
    <style:style style:name="gr5" style:family="graphic" style:parent-style-name="standard">
      <style:graphic-properties draw:stroke="none" svg:stroke-color="#000000" draw:fill="none" draw:fill-color="#ffffff" draw:opacity="50%" draw:opacity-name="" fo:min-height="2.198cm" draw:shadow="hidden" draw:shadow-offset-x="0.141cm" draw:shadow-offset-y="-0.141cm"/>
    </style:style>
    <style:style style:name="P1" style:family="paragraph">
      <style:text-properties fo:font-variant="small-caps" fo:color="#0053a8" style:font-name="TlwgTypewriter" fo:font-weight="bold" style:font-relief="embossed"/>
    </style:style>
    <style:style style:name="P2" style:family="paragraph">
      <loext:graphic-properties draw:fill="none" draw:fill-color="#ffffff" draw:opacity="50%"/>
      <style:text-properties fo:font-variant="small-caps" fo:color="#0053a8" style:font-name="TlwgTypewriter" fo:font-size="26pt" fo:font-weight="bold" style:font-size-asian="26pt" style:font-size-complex="26pt" style:font-relief="embossed"/>
    </style:style>
    <style:style style:name="P3" style:family="paragraph">
      <style:paragraph-properties fo:text-align="center"/>
      <style:text-properties fo:font-variant="small-caps" fo:color="#0053a8" style:font-name="TlwgTypewriter" fo:font-weight="bold" style:font-relief="embossed"/>
    </style:style>
    <style:style style:name="P4" style:family="paragraph">
      <loext:graphic-properties draw:fill="none" draw:fill-color="#ffffff" draw:opacity="50%"/>
      <style:paragraph-properties fo:text-align="center"/>
      <style:text-properties fo:font-variant="small-caps" fo:color="#0053a8" style:font-name="TlwgTypewriter" fo:font-size="26pt" fo:font-weight="bold" style:font-size-asian="26pt" style:font-size-complex="26pt" style:font-relief="embossed"/>
    </style:style>
    <style:style style:name="T1" style:family="text">
      <style:text-properties fo:font-variant="small-caps" fo:color="#0053a8" style:font-name="TlwgTypewriter" fo:font-size="26pt" style:font-size-asian="26pt" style:font-size-complex="26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15cm" svg:height="2.202cm" draw:transform="rotate (-0.00767944870877482) translate (19.685cm 6.175cm)">
          <draw:text-box>
            <text:p text:style-name="P1"><text:span text:style-name="T1">Asma</text:span></text:p>
          </draw:text-box>
        </draw:frame>
        <draw:frame draw:style-name="gr2" draw:text-style-name="P4" draw:layer="layout" svg:width="11.002cm" svg:height="2.673cm" draw:transform="rotate (-0.00767944870877482) translate (5.921cm 16.5cm)">
          <draw:text-box>
            <text:p text:style-name="P3"><text:span text:style-name="T1">Problemas cardiovasculares</text:span></text:p>
          </draw:text-box>
        </draw:frame>
        <draw:frame draw:style-name="gr3" draw:text-style-name="P2" draw:layer="layout" svg:width="11.002cm" svg:height="2.673cm" draw:transform="rotate (-0.00767944870877482) translate (0.798cm 11.3cm)">
          <draw:text-box>
            <text:p text:style-name="P3"><text:span text:style-name="T1">Problemas no sistema nervoso</text:span></text:p>
          </draw:text-box>
        </draw:frame>
        <draw:frame draw:style-name="gr4" draw:text-style-name="P2" draw:layer="layout" svg:width="11.791cm" svg:height="2.673cm" draw:transform="rotate (-0.00767944870877482) translate (15.121cm 2.737cm)">
          <draw:text-box>
            <text:p text:style-name="P1"><text:span text:style-name="T1">Problemas digestivos</text:span></text:p>
          </draw:text-box>
        </draw:frame>
        <draw:frame draw:style-name="gr5" draw:text-style-name="P2" draw:layer="layout" svg:width="4.213cm" svg:height="2.448cm" draw:transform="rotate (-0.00767944870877482) translate (7.487cm 4.92cm)">
          <draw:text-box>
            <text:p text:style-name="P1"><text:span text:style-name="T1">Tosse</text:span></text:p>
          </draw:text-box>
        </draw:frame>
        <draw:frame draw:style-name="gr2" draw:text-style-name="P2" draw:layer="layout" svg:width="11.002cm" svg:height="2.497cm" draw:transform="rotate (-0.00767944870877482) translate (4.019cm 8cm)">
          <draw:text-box>
            <text:p text:style-name="P1"><text:span text:style-name="T1">Irritação dos olhos</text:span></text:p>
          </draw:text-box>
        </draw:frame>
        <draw:frame draw:style-name="gr4" draw:text-style-name="P2" draw:layer="layout" svg:width="11.816cm" svg:height="2.673cm" draw:transform="rotate (-0.00767944870877482) translate (15.684cm 9.9cm)">
          <draw:text-box>
            <text:p text:style-name="P1"><text:span text:style-name="T1">Mortalidade infantil</text:span></text:p>
          </draw:text-box>
        </draw:frame>
        <draw:frame draw:style-name="gr2" draw:text-style-name="P2" draw:layer="layout" svg:width="4.993cm" svg:height="2.497cm" draw:transform="rotate (-0.00767944870877482) translate (12.619cm 12.565cm)">
          <draw:text-box>
            <text:p text:style-name="P1"><text:span text:style-name="T1">Câncer</text:span></text:p>
          </draw:text-box>
        </draw:frame>
        <draw:frame draw:style-name="gr2" draw:text-style-name="P2" draw:layer="layout" svg:width="9.111cm" svg:height="2.497cm" draw:transform="rotate (-0.00767944870877482) translate (3.798cm 1.7cm)">
          <draw:text-box>
            <text:p text:style-name="P1"><text:span text:style-name="T1">Obstrução nasal</text:span></text:p>
          </draw:text-box>
        </draw:frame>
        <draw:frame draw:style-name="gr2" draw:text-style-name="P4" draw:layer="layout" svg:width="11.002cm" svg:height="2.673cm" draw:transform="rotate (-0.00767944870877482) translate (17.198cm 14.4cm)">
          <draw:text-box>
            <text:p text:style-name="P3"><text:span text:style-name="T1">Redução da função pulmon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4:20:44.469785664</meta:creation-date>
    <dc:date>2017-07-04T15:22:16.249684596</dc:date>
    <meta:editing-duration>PT2M22S</meta:editing-duration>
    <meta:editing-cycles>1</meta:editing-cycles>
    <meta:document-statistic meta:object-count="10"/>
    <meta:generator>LibreOffice/5.3.1.2$Linux_X86_64 LibreOffice_project/30m0$Build-2</meta:generator>
  </office:meta>
</office:document-meta>
</file>